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b84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addeb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391617824" text:id="ct10720239161782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391618240" text:id="ct10720239161824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7202391618448" text:id="ct10720239161844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7202391617824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7202391618240"/><text:change-start text:change-id="ct107202391618448"/>Version History<text:change-end text:change-id="ct10720239161844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b84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2:09.662567842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tre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3.3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22S</meta:editing-duration>
    <meta:generator>LibreOffice/4.4.0.3$MacOSX_X86_64 LibreOffice_project/de093506bcdc5fafd9023ee680b8c60e3e0645d7</meta:generator>
    <dc:date>2015-02-24T17:32:09.561852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3" meta:non-whitespace-character-count="393"/>
  </office:meta>
</office:document-meta>
</file>